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4pt" fo:font-weight="bold" officeooo:rsid="0001e8db" officeooo:paragraph-rsid="0011d49f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1" officeooo:rsid="0011d49f" officeooo:paragraph-rsid="0011d49f"/>
    </style:style>
    <style:style style:name="P3" style:family="paragraph" style:parent-style-name="Standard">
      <style:text-properties style:font-name="Arial1" officeooo:rsid="0011d49f" officeooo:paragraph-rsid="0011d49f"/>
    </style:style>
    <style:style style:name="P4" style:family="paragraph" style:parent-style-name="Standard">
      <style:text-properties style:font-name="Arial1" officeooo:rsid="0015fe46" officeooo:paragraph-rsid="0015fe46"/>
    </style:style>
    <style:style style:name="P5" style:family="paragraph" style:parent-style-name="Standard">
      <style:text-properties style:font-name="Arial1" fo:font-weight="bold" officeooo:rsid="0015fe46" officeooo:paragraph-rsid="0015fe46" style:font-weight-asian="bold" style:font-weight-complex="bold"/>
    </style:style>
    <style:style style:name="P6" style:family="paragraph" style:parent-style-name="Standard">
      <style:text-properties style:font-name="Arial1" officeooo:rsid="0015250a" officeooo:paragraph-rsid="0015250a"/>
    </style:style>
    <style:style style:name="P7" style:family="paragraph" style:parent-style-name="Standard">
      <style:text-properties style:font-name="Arial1" officeooo:rsid="0015250a" officeooo:paragraph-rsid="0016ed99"/>
    </style:style>
    <style:style style:name="P8" style:family="paragraph" style:parent-style-name="Standard">
      <style:text-properties style:font-name="Arial1" officeooo:rsid="0015250a" officeooo:paragraph-rsid="001911e2"/>
    </style:style>
    <style:style style:name="P9" style:family="paragraph" style:parent-style-name="Standard">
      <style:text-properties style:font-name="Arial1" fo:font-weight="normal" officeooo:rsid="0015250a" officeooo:paragraph-rsid="0015250a" style:font-weight-asian="normal" style:font-weight-complex="normal"/>
    </style:style>
    <style:style style:name="P10" style:family="paragraph" style:parent-style-name="Standard">
      <style:text-properties style:font-name="Arial1" fo:font-weight="normal" officeooo:rsid="0011d49f" officeooo:paragraph-rsid="0011d49f" style:font-weight-asian="normal" style:font-weight-complex="normal"/>
    </style:style>
    <style:style style:name="P11" style:family="paragraph" style:parent-style-name="Standard">
      <style:text-properties style:font-name="Arial1" officeooo:rsid="0016ed99" officeooo:paragraph-rsid="0016ed99"/>
    </style:style>
    <style:style style:name="P12" style:family="paragraph" style:parent-style-name="Standard">
      <style:text-properties style:font-name="Arial1" officeooo:rsid="001911e2" officeooo:paragraph-rsid="001911e2"/>
    </style:style>
    <style:style style:name="T1" style:family="text">
      <style:text-properties officeooo:rsid="0011d49f"/>
    </style:style>
    <style:style style:name="T2" style:family="text">
      <style:text-properties officeooo:rsid="001369fa"/>
    </style:style>
    <style:style style:name="T3" style:family="text">
      <style:text-properties officeooo:rsid="0015250a"/>
    </style:style>
    <style:style style:name="T4" style:family="text">
      <style:text-properties officeooo:rsid="0015fe46"/>
    </style:style>
    <style:style style:name="T5" style:family="text">
      <style:text-properties officeooo:rsid="0016ed99"/>
    </style:style>
    <style:style style:name="T6" style:family="text">
      <style:text-properties officeooo:rsid="001911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jinn <text:span text:style-name="T1">user guide</text:span> <text:span text:style-name="T5">7 Oct</text:span> 2020</text:p>
      <text:p text:style-name="P1"/>
      <text:p text:style-name="P6"/>
      <text:p text:style-name="P5">General usage</text:p>
      <text:p text:style-name="P5"/>
      <text:p text:style-name="P9"><text:span text:style-name="T4">1. </text:span>View and edit</text:p>
      <text:p text:style-name="P9"/>
      <text:p text:style-name="P7">For the moment, mjinn is set up so that, when the user clicks to view any object, such as a rent, an agent, a charge or a docfile, a further button click (such as “edit rent”) is needed to get into edit mode. <text:s text:c="2"/><text:span text:style-name="T5">I need to make the html inputs view only when action = view, hopefully trivially easy.</text:span></text:p>
      <text:p text:style-name="P7"/>
      <text:p text:style-name="P12">1. Back button on browser</text:p>
      <text:p text:style-name="P12"/>
      <text:p text:style-name="P12">Using the back button on the browser works fine in most cases, but may throw an error when going back to a page which displayed a query result. <text:s/>Will check further and fix.</text:p>
      <text:p text:style-name="P2"/>
      <text:p text:style-name="P5">Code notes</text:p>
      <text:p text:style-name="P5"/>
      <text:p text:style-name="P9"><text:span text:style-name="T4">1. </text:span>Add new object</text:p>
      <text:p text:style-name="P10"/>
      <text:p text:style-name="P2">Agents, landlords and managers (for example) can be connected to more than one rent, so the agents page has an “add new agent” button. <text:s/><text:span text:style-name="T2">In the code,</text:span> the agent function is easy, with incoming id = 0 meaning it is a new agent.</text:p>
      <text:p text:style-name="P2"/>
      <text:p text:style-name="P2">Charges and docfiles (for example) can only be connected with one rent, so, for the time being, the charges page does not have an “add new charge” button and <text:span text:style-name="T2">you can only add a new charge from a rent page. <text:s/>In the code, </text:span>the rent id <text:span text:style-name="T2">is passed </text:span>to the charge function along <text:span text:style-name="T3">with </text:span>action = “new” <text:span text:style-name="T5">when adding a new charge</text:span>, <text:span text:style-name="T5">in place of the id otherwise being the charge id. <text:s/>This is neat but “tricky” and may need to be corrected</text:span>.</text:p>
      <text:p text:style-name="P2"/>
      <text:p text:style-name="P5">Data import from Jinn</text:p>
      <text:p text:style-name="P5"/>
      <text:p text:style-name="P4">Although the tables are rather similar, the mjinn structure is quite different, which means that the data transfer is not straightforward.</text:p>
      <text:p text:style-name="P4"/>
      <text:p text:style-name="P12">1. Income object</text:p>
      <text:p text:style-name="P12"/>
      <text:p text:style-name="P11">Importing income records and the associated incomeallocation records is currently effected by running the mjinn procedure get_incomeobj_yoda <text:span text:style-name="T6">(s</text:span>upplying a start and end IncomeID<text:span text:style-name="T6">)</text:span> and then running this query <text:span text:style-name="T6">afterwards</text:span>, which I will soon wrap into the procedure <text:span text:style-name="T6">or find a cleverer way of updating the rent_id for each incomealloc</text:span>:</text:p>
      <text:p text:style-name="P8"><text:s text:c="3"/></text:p>
      <text:p text:style-name="P8">UPDATE mjinn.incomealloc i </text:p>
      <text:p text:style-name="P8">LEFT JOIN mjinn.rent r<text:line-break/>ON i.rentcode = r.rentcode<text:line-break/>SET i.rent_id = r.id<text:line-break/>WHERE i.id &gt; 29566<text:line-break/>AND r.id IS NOT NULL<text:line-break/></text:p>
      <text:p text:style-name="P12">2. Rent obj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GB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4T12:38:34.458000000</meta:creation-date>
    <dc:date>2020-10-07T15:55:33.672000000</dc:date>
    <meta:editing-duration>PT1H6M49S</meta:editing-duration>
    <meta:editing-cycles>6</meta:editing-cycles>
    <meta:generator>LibreOffice/6.2.7.1$Windows_X86_64 LibreOffice_project/23edc44b61b830b7d749943e020e96f5a7df63bf</meta:generator>
    <meta:document-statistic meta:table-count="0" meta:image-count="0" meta:object-count="0" meta:page-count="1" meta:paragraph-count="18" meta:word-count="345" meta:character-count="1882" meta:non-whitespace-character-count="1543"/>
  </office:meta>
</office:document-meta>
</file>